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011877" officeooo:paragraph-rsid="00011877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Mono" fo:font-size="10pt" officeooo:paragraph-rsid="00011877" style:font-name-asian="NSimSun" style:font-size-asian="10pt" style:font-name-complex="Liberation Mono" style:font-size-complex="10pt"/>
    </style:style>
    <style:style style:name="P4" style:family="paragraph" style:parent-style-name="Preformatted_20_Text">
      <style:text-properties officeooo:paragraph-rsid="000118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ILING – ROD STEWART</text:p>
      <text:p text:style-name="P2">CAPO IV</text:p>
      <text:p text:style-name="Preformatted_20_Text"><text:s/>| <text:s/>C <text:s text:c="3"/>| <text:s/>G <text:s text:c="3"/>| <text:s/>C <text:s text:c="3"/>| <text:s/>G <text:s text:c="2"/>D </text:p>
      <text:p text:style-name="Preformatted_20_Text"/>
      <text:p text:style-name="Preformatted_20_Text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<text:s text:c="5"/>G <text:s text:c="12"/>Em </text:p>
            <text:p text:style-name="P4"><text:s/>I am sailing, I am sailing</text:p>
            <text:p text:style-name="P4"><text:s text:c="6"/>C <text:s text:c="15"/>G </text:p>
            <text:p text:style-name="P4"><text:s/>Home again, 'cross the sea</text:p>
            <text:p text:style-name="P4"><text:s text:c="5"/>A7 <text:s text:c="13"/>Em </text:p>
            <text:p text:style-name="P4"><text:s/>I am sailing, Stormy waters</text:p>
            <text:p text:style-name="P4"><text:s text:c="6"/>Am <text:s text:c="13"/>G <text:s text:c="2"/>D </text:p>
            <text:p text:style-name="P4"><text:s/>To be near you, to be free</text:p>
            <text:p text:style-name="P4"/>
            <text:p text:style-name="P4"/>
            <text:p text:style-name="P4"><text:s text:c="5"/>G <text:s text:c="11"/>Em </text:p>
            <text:p text:style-name="P4"><text:s/>I am flying, I am flying</text:p>
            <text:p text:style-name="P4"><text:s text:c="7"/>C <text:s text:c="15"/>G </text:p>
            <text:p text:style-name="P4"><text:s/>Like a bird, 'cross the sky</text:p>
            <text:p text:style-name="P4"><text:s text:c="5"/>A7 <text:s text:c="13"/>Em </text:p>
            <text:p text:style-name="P4"><text:s/>I am flying, passing high clouds</text:p>
            <text:p text:style-name="P4"><text:s text:c="6"/>Am <text:s text:c="13"/>G <text:s text:c="2"/>D </text:p>
            <text:p text:style-name="P4"><text:s/>To be with you, to be free</text:p>
            <text:p text:style-name="P4"/>
            <text:p text:style-name="P4"/>
            <text:p text:style-name="P4"><text:s text:c="8"/>G <text:s text:c="15"/>Em </text:p>
            <text:p text:style-name="P4"><text:s/>Can you hear me? Can you hear me?</text:p>
            <text:p text:style-name="P4"><text:s text:c="12"/>C <text:s text:c="15"/>G </text:p>
            <text:p text:style-name="P4"><text:s/>Through the dark night, far away</text:p>
            <text:p text:style-name="P4"><text:s text:c="5"/>A7 <text:s text:c="12"/>Em </text:p>
            <text:p text:style-name="P4"><text:s/>I am dying, forever crying</text:p>
            <text:p text:style-name="P4"><text:s text:c="6"/>Am <text:s text:c="15"/>G <text:s/>D </text:p>
            <text:p text:style-name="P4"><text:s/>To be with you, who can say</text:p>
            <text:p text:style-name="P4"/>
            <text:p text:style-name="P4"/>
            <text:p text:style-name="P4"><text:s text:c="8"/>G <text:s text:c="15"/>Em </text:p>
            <text:p text:style-name="P4"><text:s/>Can you hear me? Can you hear me?</text:p>
            <text:p text:style-name="P4"><text:s text:c="12"/>C <text:s text:c="15"/>G </text:p>
            <text:p text:style-name="P4"><text:s/>Through the dark night, far away</text:p>
            <text:p text:style-name="P4"><text:s text:c="5"/>A7 <text:s text:c="12"/>Em </text:p>
            <text:p text:style-name="P4"><text:s/>I am dying, forever crying</text:p>
            <text:p text:style-name="P4"><text:s text:c="6"/>Am <text:s text:c="15"/>G <text:s text:c="2"/>D <text:s/>D </text:p>
            <text:p text:style-name="P4"><text:s/>To be with you, who can say?</text:p>
            <text:p text:style-name="P4"/>
            <text:p text:style-name="P3"/>
          </table:table-cell>
          <table:table-cell table:style-name="Tableau1.B1" office:value-type="string">
            <text:p text:style-name="P4"><text:s/>| <text:s/>C <text:s text:c="3"/>| <text:s/>Em <text:s text:c="2"/>| <text:s/>D <text:s text:c="3"/>| <text:s/>Em <text:s text:c="2"/>| </text:p>
            <text:p text:style-name="P4"><text:s/>| <text:s/>C <text:s text:c="3"/>| <text:s/>G <text:s text:c="3"/>| <text:s/>D <text:s text:c="3"/>| <text:s/>D <text:s text:c="3"/>| </text:p>
            <text:p text:style-name="P4"/>
            <text:p text:style-name="P4"/>
            <text:p text:style-name="P4"><text:s text:c="7"/>G <text:s text:c="14"/>G </text:p>
            <text:p text:style-name="P4"><text:s/>We are sailing, we are sailing</text:p>
            <text:p text:style-name="P4"><text:s text:c="6"/>C <text:s text:c="15"/>G </text:p>
            <text:p text:style-name="P4"><text:s/>Home again, 'cross the sea</text:p>
            <text:p text:style-name="P4"><text:s text:c="7"/>A7 <text:s text:c="13"/>Em </text:p>
            <text:p text:style-name="P4"><text:s/>We are sailing, stormy waters</text:p>
            <text:p text:style-name="P4"><text:s text:c="6"/>Am <text:s text:c="13"/>G </text:p>
            <text:p text:style-name="P4"><text:s/>To be near you, to be free</text:p>
            <text:p text:style-name="P4"/>
            <text:p text:style-name="P4"/>
            <text:p text:style-name="P4"><text:s/>D <text:s text:c="14"/>Am <text:s text:c="13"/>G <text:s text:c="2"/>D </text:p>
            <text:p text:style-name="P4"><text:s/>Oh, Lord, to be near you, to be free</text:p>
            <text:p text:style-name="P4"><text:s/>D <text:s text:c="17"/>Am <text:s text:c="13"/>G <text:s text:c="2"/>D </text:p>
            <text:p text:style-name="P4"><text:s/>Oh, my Lord, to be near you, to be free</text:p>
            <text:p text:style-name="P4"><text:s/>D <text:s text:c="17"/>Am <text:s text:c="13"/>G <text:s text:c="2"/>D </text:p>
            <text:p text:style-name="P4"><text:s/>Oh, my Lord, to be near you, to be free</text:p>
            <text:p text:style-name="P4"><text:s/>D </text:p>
            <text:p text:style-name="P4"><text:s/>Oh, Lord</text:p>
            <text:p text:style-name="P4"/>
            <text:p text:style-name="P4"/>
            <text:p text:style-name="P4"><text:s/>| <text:s/>C <text:s text:c="3"/>| <text:s/>G <text:s text:c="3"/>| <text:s/>G <text:s text:c="5"/>| <text:s/>G <text:s text:c="3"/>| </text:p>
            <text:p text:style-name="P4"><text:s/>| <text:s/>Em <text:s text:c="2"/>| <text:s/>C <text:s text:c="3"/>| <text:s/>G <text:s text:c="5"/>| <text:s/>A7 <text:s text:c="2"/>| </text:p>
            <text:p text:style-name="P4"><text:s/>| <text:s/>Em <text:s text:c="2"/>| <text:s/>Am <text:s text:c="2"/>| <text:s/>G <text:s text:c="2"/>D <text:s/>| <text:s/>G <text:s text:c="3"/>|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0:35:09.678000000</meta:creation-date>
    <dc:date>2024-05-06T10:37:38.661000000</dc:date>
    <meta:editing-duration>PT2M29S</meta:editing-duration>
    <meta:editing-cycles>1</meta:editing-cycles>
    <meta:document-statistic meta:table-count="1" meta:image-count="0" meta:object-count="0" meta:page-count="1" meta:paragraph-count="56" meta:word-count="272" meta:character-count="1600" meta:non-whitespace-character-count="719"/>
    <meta:generator>LibreOffice/24.2.0.3$Windows_X86_64 LibreOffice_project/da48488a73ddd66ea24cf16bbc4f7b9c08e9bea1</meta:generator>
  </office:meta>
</office:document-meta>
</file>